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f0c6" officeooo:paragraph-rsid="001ff0c6"/>
    </style:style>
    <style:style style:name="P2" style:family="paragraph" style:parent-style-name="Standard">
      <style:text-properties officeooo:rsid="001ff0c6" officeooo:paragraph-rsid="00224f31"/>
    </style:style>
    <style:style style:name="T1" style:family="text">
      <style:text-properties officeooo:rsid="00209113"/>
    </style:style>
    <style:style style:name="T2" style:family="text">
      <style:text-properties officeooo:rsid="00224f31"/>
    </style:style>
    <style:style style:name="T3" style:family="text">
      <style:text-properties officeooo:rsid="0023fd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greenwood?</text:p>
      <text:p text:style-name="P1"/>
      <text:p text:style-name="P1"><text:tab/>Green wood as the name implies is wood that is still ‘green’ or freshly cut down. Generally speaking when working with green wood you start with wood straight from the log. <text:span text:style-name="T1">Green wood </text:span>has a high moisture content which makes it s<text:span text:style-name="T1">ofter and easier to carve</text:span> with. Freshly cut wood is considered to have a 100% moisture content <text:span text:style-name="T1">and w</text:span>ood is considered green for 6-8 months if kept in log form, with the bark on, and in a cool place.</text:p>
      <text:p text:style-name="P1"/>
      <text:p text:style-name="P1">What species are good for carving?</text:p>
      <text:p text:style-name="P1"/>
      <text:p text:style-name="P2"><text:tab/><text:span text:style-name="T2">Hardwood species are typically the best woods for carving. Hardwood trees are broadleaved </text:span><text:span text:style-name="T3">deciduous trees and the UK has many native species that are great for carving. Silver birch, rowan and sycamore are great all purpose hardwoods that can be used for many different carving projec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2-09T19:52:14.634000000</meta:creation-date>
    <dc:date>2023-02-10T11:06:11.474000000</dc:date>
    <meta:editing-duration>PT11H9S</meta:editing-duration>
    <meta:editing-cycles>1</meta:editing-cycles>
    <meta:document-statistic meta:table-count="0" meta:image-count="0" meta:object-count="0" meta:page-count="1" meta:paragraph-count="4" meta:word-count="135" meta:character-count="766" meta:non-whitespace-character-count="633"/>
    <meta:generator>LibreOffice/6.4.4.2$Windows_X86_64 LibreOffice_project/3d775be2011f3886db32dfd395a6a6d1ca2630ff</meta:generator>
  </office:meta>
</office:document-meta>
</file>